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2.42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 Shraiber </text:p>
          </table:table-cell>
          <table:table-cell table:style-name="ce1" table:formula="of:=VLOOKUP([.A1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лья Надоршин</text:p>
          </table:table-cell>
          <table:table-cell table:formula="of:=VLOOKUP([.D1];[.$H$1:.$I$2];2;0)" office:value-type="string" office:string-value="(male)" calcext:value-type="string">
            <text:p>(mal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anum Vulgus </text:p>
          </table:table-cell>
          <table:table-cell table:style-name="ce1" table:formula="of:=VLOOKUP([.A2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tem Saledinov</text:p>
          </table:table-cell>
          <table:table-cell table:formula="of:=VLOOKUP([.D2];[.$H$1:.$I$2];2;0)" office:value-type="string" office:string-value="(male)" calcext:value-type="string">
            <text:p>(male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na Kryukova</text:p>
          </table:table-cell>
          <table:table-cell table:style-name="ce1" table:formula="of:=VLOOKUP([.A3];[.$H$1:.$I$2];2;0)" office:value-type="string" office:string-value="(male)" calcext:value-type="string">
            <text:p>(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ркін Балахмет</text:p>
          </table:table-cell>
          <table:table-cell table:formula="of:=VLOOKUP([.D3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n Amaya</text:p>
          </table:table-cell>
          <table:table-cell table:style-name="ce1" table:formula="of:=VLOOKUP([.A4];[.$H$1:.$I$2];2;0)" office:value-type="string" office:string-value="(male)" calcext:value-type="string">
            <text:p>(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cha Lapachi</text:p>
          </table:table-cell>
          <table:table-cell table:formula="of:=VLOOKUP([.D4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trud Gallet </text:p>
          </table:table-cell>
          <table:table-cell table:style-name="ce1" table:formula="of:=VLOOKUP([.A5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aqiyyah Abdulvahhab</text:p>
          </table:table-cell>
          <table:table-cell table:formula="of:=VLOOKUP([.D5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lores Laughter</text:p>
          </table:table-cell>
          <table:table-cell table:style-name="ce1" table:formula="of:=VLOOKUP([.A6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la Dolson</text:p>
          </table:table-cell>
          <table:table-cell table:formula="of:=VLOOKUP([.D6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 Nolik </text:p>
          </table:table-cell>
          <table:table-cell table:style-name="ce1" table:formula="of:=VLOOKUP([.A7];[.$H$1:.$I$2];2;0)" office:value-type="string" office:string-value="(male)" calcext:value-type="string">
            <text:p>(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ейран Гасанова</text:p>
          </table:table-cell>
          <table:table-cell table:formula="of:=VLOOKUP([.D7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ūlija Hotiņeca </text:p>
          </table:table-cell>
          <table:table-cell table:style-name="ce1" table:formula="of:=VLOOKUP([.A8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аджи Мурад</text:p>
          </table:table-cell>
          <table:table-cell table:formula="of:=VLOOKUP([.D8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c Globmedic </text:p>
          </table:table-cell>
          <table:table-cell table:style-name="ce1" table:formula="of:=VLOOKUP([.A9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еня Чекуленко</text:p>
          </table:table-cell>
          <table:table-cell table:formula="of:=VLOOKUP([.D9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petay Niyetbay </text:p>
          </table:table-cell>
          <table:table-cell table:style-name="ce1" table:formula="of:=VLOOKUP([.A10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ыру Домодедовская М. Офис</text:p>
          </table:table-cell>
          <table:table-cell table:formula="of:=VLOOKUP([.D10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lga Shoff </text:p>
          </table:table-cell>
          <table:table-cell table:style-name="ce1" table:formula="of:=VLOOKUP([.A11];[.$H$1:.$I$2];2;0)" office:value-type="string" office:string-value="(male)" calcext:value-type="string">
            <text:p>(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mira Nabizade</text:p>
          </table:table-cell>
          <table:table-cell table:formula="of:=VLOOKUP([.D11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il Golosoun </text:p>
          </table:table-cell>
          <table:table-cell table:style-name="ce1" table:formula="of:=VLOOKUP([.A12];[.$H$1:.$I$2];2;0)" office:value-type="string" office:string-value="(male)" calcext:value-type="string">
            <text:p>(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ко Липартелиани</text:p>
          </table:table-cell>
          <table:table-cell table:formula="of:=VLOOKUP([.D12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itsino Shurgaya</text:p>
          </table:table-cell>
          <table:table-cell table:style-name="ce1" table:formula="of:=VLOOKUP([.A13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лег Гринь</text:p>
          </table:table-cell>
          <table:table-cell table:formula="of:=VLOOKUP([.D13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 Grobov </text:p>
          </table:table-cell>
          <table:table-cell table:style-name="ce1" table:formula="of:=VLOOKUP([.A14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i Zarovneva</text:p>
          </table:table-cell>
          <table:table-cell table:formula="of:=VLOOKUP([.D14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guini Incident</text:p>
          </table:table-cell>
          <table:table-cell table:style-name="ce1" table:formula="of:=VLOOKUP([.A15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ша Бадали</text:p>
          </table:table-cell>
          <table:table-cell table:formula="of:=VLOOKUP([.D15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ma Oganesyan</text:p>
          </table:table-cell>
          <table:table-cell table:style-name="ce1" table:formula="of:=VLOOKUP([.A16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 Серега</text:p>
          </table:table-cell>
          <table:table-cell table:formula="of:=VLOOKUP([.D16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on Swetik</text:p>
          </table:table-cell>
          <table:table-cell table:style-name="ce1" table:formula="of:=VLOOKUP([.A17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тр Кияшко</text:p>
          </table:table-cell>
          <table:table-cell table:formula="of:=VLOOKUP([.D17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el Simon</text:p>
          </table:table-cell>
          <table:table-cell table:style-name="ce1" table:formula="of:=VLOOKUP([.A18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андугаш Ботабаева</text:p>
          </table:table-cell>
          <table:table-cell table:formula="of:=VLOOKUP([.D18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t Kam- </text:p>
          </table:table-cell>
          <table:table-cell table:style-name="ce1" table:formula="of:=VLOOKUP([.A19];[.$H$1:.$I$2];2;0)" office:value-type="string" office:string-value="(male)" calcext:value-type="string">
            <text:p>(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еня Сергиенко</text:p>
          </table:table-cell>
          <table:table-cell table:formula="of:=VLOOKUP([.D19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risti Xitrozver </text:p>
          </table:table-cell>
          <table:table-cell table:style-name="ce1" table:formula="of:=VLOOKUP([.A20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хшанда Джабарзаде</text:p>
          </table:table-cell>
          <table:table-cell table:formula="of:=VLOOKUP([.D20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i Reznookova </text:p>
          </table:table-cell>
          <table:table-cell table:style-name="ce1" table:formula="of:=VLOOKUP([.A21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kaita Laitvainenko</text:p>
          </table:table-cell>
          <table:table-cell table:formula="of:=VLOOKUP([.D21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relia Grishko</text:p>
          </table:table-cell>
          <table:table-cell table:style-name="ce1" table:formula="of:=VLOOKUP([.A22];[.$H$1:.$I$2];2;0)" office:value-type="string" office:string-value="(male)" calcext:value-type="string">
            <text:p>(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 Kalnitskiy</text:p>
          </table:table-cell>
          <table:table-cell table:formula="of:=VLOOKUP([.D22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 Bu </text:p>
          </table:table-cell>
          <table:table-cell table:style-name="ce1" table:formula="of:=VLOOKUP([.A23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елен Ховель</text:p>
          </table:table-cell>
          <table:table-cell table:formula="of:=VLOOKUP([.D23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en Karine</text:p>
          </table:table-cell>
          <table:table-cell table:style-name="ce1" table:formula="of:=VLOOKUP([.A24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Котельников</text:p>
          </table:table-cell>
          <table:table-cell table:formula="of:=VLOOKUP([.D24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 Spain</text:p>
          </table:table-cell>
          <table:table-cell table:style-name="ce1" table:formula="of:=VLOOKUP([.A25];[.$H$1:.$I$2];2;0)" office:value-type="string" office:string-value="(female)" calcext:value-type="string">
            <text:p>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х Од</text:p>
          </table:table-cell>
          <table:table-cell table:formula="of:=VLOOKUP([.D25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cy Walter</text:p>
          </table:table-cell>
          <table:table-cell table:style-name="ce1" table:formula="of:=VLOOKUP([.A26];[.$H$1:.$I$2];2;0)" office:value-type="string" office:string-value="(male)" calcext:value-type="string">
            <text:p>(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Жан Кварацхелия</text:p>
          </table:table-cell>
          <table:table-cell table:formula="of:=VLOOKUP([.D26];[.$H$1:.$I$2];2;0)" office:value-type="string" office:string-value="(male)" calcext:value-type="string">
            <text:p>(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ysah Ahmed</text:p>
          </table:table-cell>
          <table:table-cell table:style-name="ce1" table:formula="of:=VLOOKUP([.A27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жедо Трупачули</text:p>
          </table:table-cell>
          <table:table-cell table:formula="of:=VLOOKUP([.D27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i Iz </text:p>
          </table:table-cell>
          <table:table-cell table:style-name="ce1" table:formula="of:=VLOOKUP([.A28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nur Serikova</text:p>
          </table:table-cell>
          <table:table-cell table:formula="of:=VLOOKUP([.D28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ejilian Juka </text:p>
          </table:table-cell>
          <table:table-cell table:style-name="ce1" table:formula="of:=VLOOKUP([.A29];[.$H$1:.$I$2];2;0)" office:value-type="string" office:string-value="(female)" calcext:value-type="string">
            <text:p>(fe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ват Банк</text:p>
          </table:table-cell>
          <table:table-cell table:formula="of:=VLOOKUP([.D29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er Dunja </text:p>
          </table:table-cell>
          <table:table-cell table:style-name="ce1" table:formula="of:=VLOOKUP([.A30];[.$H$1:.$I$2];2;0)" office:value-type="string" office:string-value="(male)" calcext:value-type="string">
            <text:p>(m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imit</text:p>
          </table:table-cell>
          <table:table-cell table:formula="of:=VLOOKUP([.D30];[.$H$1:.$I$2];2;0)" office:value-type="string" office:string-value="(female)" calcext:value-type="string">
            <text:p>(female)</text:p>
          </table:table-cell>
          <table:table-cell table:number-columns-repeated="3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Илья Надорши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ustem Saledino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Еркін Балахме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ocha Lapach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uttaqiyyah Abdulvahhab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ola Dol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Хейран Гасан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Хаджи Мурад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Женя Чекул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урыру Домодедовская М. Офис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mira Nabizad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ико Липартелиан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Олег Гринь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nti Zarovnev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Миша Бадал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Че Серег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Петр Кияш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андугаш Ботабае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Женя Серги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Рахшанда Джабарзаде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aikaita Laitvainen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il Kalnitski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Хелен Ховель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Котельнико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Мах Од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Жан Кварацхелия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джедо Трупачул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inur Seriko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ват Бан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 Limi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стасья Филипп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лава мелинтаре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на Альбертов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lima M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na Prazkevic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лад Зайце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Гоша Фис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Леван Мовелидзе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олег дубови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mitri Ale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isa Log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stasija Nevsk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rovich Olesj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Усенова Айгу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азахский Гуманитарно Юридический Университе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аня Карплю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Ягун Зумпелич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nteon Belarus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alkaev Bauk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adri Kir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ия Полов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aghdasar Karapetya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онсалтинговый Цент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-Vi BoyTo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семень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игра Мамедо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ash La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юся Савч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liaksandr Karneichu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sha Lutg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n Aleksen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лим живокаренце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има Осадч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Федя Чобаня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lvard Grabovski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екс Кога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ikom Tool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ркадий Гриш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ия Духовных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hk Khatar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арья Хаес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luka Ar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lex Savic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Антроп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йк Тигранович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в Т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ina Chankvetad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льчик прикольчи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а Горбат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инди Росс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коб Саак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ьмира Марданлы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usy Shapir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ародный оконный порта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reme Gal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yOm Ibn Hoffm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lle Yolle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ari Gol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lden Coffe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ra Koshoe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Юридическое Бюро Екатерины Мельни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na Prosekov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ent Nagaishi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ерега волоши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oga Guguna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Пигуль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атальина Алевтин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грессивный Брюне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h Skib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ся сн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Улыбка Дьявол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екса Бол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вдия Сенц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abv Ahevb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аша Успенская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oris Krolchansk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ня малин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алерия Старыги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уська Аксен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стёночка Кравч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офия Терпуг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екс Тамад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jane Amazonk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иктоия Андриянец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ня Ванюш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ьберт Ахмадиш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sika Sofroni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леся Артемчу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rchila Urchil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люнчик Кисунчи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а Сил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asy Roman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ерёжа Самийлы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lau B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аша Тымчиш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ра Карнау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астасия Лисого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dica Voleac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нуар Zha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Парень Без Любв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ерега Баюр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ооперативное Движение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uzalex Guzen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има Сакар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икита Пуния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Мигелитто Гулиан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rolina Botvink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абина Киракос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ия Паньча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Петр Дудч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eļena Alekseje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Женя Вер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rlan Musabae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lnecniy Lu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астасия Реут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rt U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Лорд Сугу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harastaroo Saharasta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lka Pozhajrib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Жамал Ботое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улпан Садик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абий Ириш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ька Кирмел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lex Panchen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арас Равли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hit Malo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орты На Заказ Г.Льво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ечяслав Долгушин-игна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igran Apin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zatuhi Dovlatbek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niusa Cojocar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ana Prihod'k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akovenko Dashen'k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Женька Скайуоке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ranush Galoyan-Tkachenk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Равзабону Негматуллое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улимхан Абжан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Гарник Асатр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rita Pankjān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и Тарвердил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Бакар Салтмурадо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gaffe Gaff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ью Ту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рен саак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frite Bala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унсулу Курмаш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натолий Кошар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тония Дейма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аркус Катерин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яче Петр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анияр Байтилеу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астя ерошин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иня Непомню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митрий Суховирски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rturAliona Meilunas'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зуке Ксаим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маль Суляе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udolf Seiranya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liaksandr Mukhli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ёмный Ангел Красивое Счастье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sha Roshtabig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Петр Бакшинск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da Bru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остя Урушадзе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ry Chubaro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Шахиня Талхатовн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zhas Atakaye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Розалинчик Шигап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ина Филипп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урсулу Ергешба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едвижимость в-Израиле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rusha MusicBook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юция Хамидулли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hşi Mele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genia Killikh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иктор Иваши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рмин Муртузае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alentin Tunitski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Юсуфхуджа Худжамо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леся Стивенсо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елания Тес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n Al-Keis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toros Nicola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евгеша пельмеша неважн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alerio Komin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ила дух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Роза Канивец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 Lynn L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аша Богомья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Жираф Тур Турагенств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ustiougova Ing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Цветы Черниго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risty Zestre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umi Nakamur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Юрій Когу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geniya Kozhush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erpetuous Dreamm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ашк А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рэн левч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felya Samvelya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ndrei Oleini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lawa Ra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юдмила Чиколовец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Геннадий Гуменю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Раися Заинуллин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има Горбовски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Ульяна Сузьмин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рмен Еремя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ова Андроид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lamos Saml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аша Погости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ія Бениць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аля Прима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Матвеев Вячесла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Оно Вам Над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ush Chepchya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яВА Марквар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Алейнико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юдмила Алексе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Սուսան Սահակյան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ртем Иванович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ndranik Dovlatbek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іка Костю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ероника Карп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ня Болгари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Колева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Юлія Борте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Евгений Кокошнико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Пали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van Lamagr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Игорь Петруш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ся Подоля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rasnikov Davi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італій Ріш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erry Fox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ga Zub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йсан Саитгарае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 Efad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уландом Халил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lin Fomi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натолий Ковбасю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єна Столярчу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амара Глаба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атьян Назар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утдюсов Ахме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обрый Татар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ри Мар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oman Kuli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al'taev As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nich W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тония Шпа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люня Старовойт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арол Тырговецк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Захар Кругля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овершенно Секретн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Ядвига Нисковских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g Kovalenk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натолий Ливинце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ия Мороз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Григорий Кравчу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orian Gra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niel Samhai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Юлия Альте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ульджан Рейз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Геннади Дешое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ev Alexand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ugenia Kamyshnay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li Monel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ofian Bernic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rnst Gabiduli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аня Радч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икита Поход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io La T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Хорошая Погод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змітрый Міронен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Шушаник Гаспар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ебишка Айд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ечка Кандыбк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ова Назимо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рнольд Ивано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enzeenn Dies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лев Крели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бар Ош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ion Ors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-nur Nu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iko Patatanya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оминик Кобб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ctoria Chinaro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phie Petros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урпери Токтоматов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талья Стац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vetisyan Musheg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лод Людмил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Павел Андреевич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leb Gurnya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essia Danilovich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ramonov Ant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iril Mozžeri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ydinkhon Bakhtiyorzod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nielyan Lusi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korobogataja Lis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омбровские Вениамин Татья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orika Muntea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ександр Андреевич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Юртаева Светла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рен Лиханская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анек Клюш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льгиза Кашап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eti Veshapid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руська Казанник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ильф Полта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отагоз Мухамеджа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seeu R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Григорий Кофма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bdulloh Ibn Abdullo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юдмила Антон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um Lar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оша Петр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еловой Красноярс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Элла Черномо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ma Avtandil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ledgroup Vil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asan Krusp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атан Ротбарт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enis Kushnirenk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илбар Пулат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ючия Никулиц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ssa Toy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ks Taov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ерёжа Шлях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мани Расул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nya Osmachki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ра Коваль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Курил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ina Chuvilo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олодимер Деруг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аталья Новик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azzy M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Рома Ерём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 Petit Diabl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sha Malashono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ндреи Голови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басяра борец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икторка Виктор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аша Омельч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астасья Гыляк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va Berezi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омас Оллфорд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nita Pe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рантуяа Лхагвасуренгий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Инна Онищ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ry El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рсалан Газ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na Vladimirovn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италя Салиен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vda Meherreml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йдар Ысты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hanar Tulegenov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omov Serge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я Филюшк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tynay Bekbossy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киша Алиманов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ркади Закрадзе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niel Laighe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na Pe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na Vladimirovn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faq Dizayn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rman Hovsep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stance Germ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Lenka Grebenyu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eti Grosi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ркадий Григорович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eslava Giliuvie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Этибор Хасан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lly Litt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алюсик голубь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ikolay Zhitnikof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Шауль Тиктине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mar Chikhlad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Шелест Наташ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Раман Раманович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ris Muutni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икола Пеле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смик Меймаря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дилет Талантбе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ина Арабадж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genia Blazevic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anill Senni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Юлія Паливод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Каменски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Филоню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шулька Капризная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rghei Croit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астасия Грузи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ne Nao Ostapenk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ксана паранде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evchenko Mikhai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тиби-Бисада Дмитри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Муу Муу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ssimo Panucc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Гриш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Алиас Гулария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hiko Tuman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mik Maily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ульбаева Алмагуль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сем Кудайбергенов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Ирма Кей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ий Коза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ino Heikkin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d On E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лёнка Чебан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НИКИТА ПЯТАКО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loin. Erib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онтина Валах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onrad Gree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Серёга Дем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ветлана Чечиль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ія Сакву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chirbat Batme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na Petru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ifuddin Zheny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оқтар Серікұлы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sarenko Ale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лена Куликовски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нна Анандини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Тихомиров Глеб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ishka Amina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лера Вахромее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ta Kolomiyts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Джеймс Мориарт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алабан Мария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ВАГИТ РУБЛЁВ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riwa Musi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ия Харченко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Карен Матевос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Этери Оганеся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ton Pirajko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екатерина деми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алерия Малис</text:p>
          </table:table-cell>
        </table:table-row>
      </table:table>
      <table:table table:name="Sheet3" table:style-name="ta1"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 Shraiber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Илья Надоршин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fanum Vulgus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Rustem Saledinov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na Kryukova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Еркін Балахмет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n Amaya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Gocha Lapachi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rtrud Gallet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Muttaqiyyah Abdulvahhab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lores Laughter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Yola Dolson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 Nolik 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Хейран Гасанова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ūlija Hotiņeca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Хаджи Мурад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c Globmedic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Женя Чекуленко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lpetay Niyetbay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Турыру Домодедовская М. Офис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lga Shoff 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Elmira Nabizade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 Golosoun 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Нико Липартелиани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itsino Shurgaya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Олег Гринь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na Grobov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Santi Zarovneva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guini Incident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Миша Бадали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ma Oganesyan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Че Серега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on Swetik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Петр Кияшко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el Simon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Сандугаш Ботабаева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t Kam- 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Женя Сергиенко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risti Xitrozver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Рахшанда Джабарзаде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ii Reznookova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Naikaita Laitvainenko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relia Grishko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Fil Kalnitskiy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x Bu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Хелен Ховель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en Karine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Валерий Котельников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ssian Spain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Мах Од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cy Walter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Жан Кварацхелия</text:p>
          </table:table-cell>
          <table:table-cell office:value-type="string" calcext:value-type="string">
            <text:p>(male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ysah Ahmed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Аджедо Трупачули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iti Iz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Ainur Serikova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tejilian Juka </text:p>
          </table:table-cell>
          <table:table-cell table:style-name="ce1" office:value-type="string" calcext:value-type="string">
            <text:p>(female)</text:p>
          </table:table-cell>
          <table:table-cell office:value-type="string" calcext:value-type="string">
            <text:p>Приват Банк</text:p>
          </table:table-cell>
          <table:table-cell office:value-type="string" calcext:value-type="string">
            <text:p>(female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zer Dunja </text:p>
          </table:table-cell>
          <table:table-cell table:style-name="ce1" office:value-type="string" calcext:value-type="string">
            <text:p>(male)</text:p>
          </table:table-cell>
          <table:table-cell office:value-type="string" calcext:value-type="string">
            <text:p>No Limit</text:p>
          </table:table-cell>
          <table:table-cell office:value-type="string" calcext:value-type="string">
            <text:p>(female)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Panchenko</meta:initial-creator>
    <meta:creation-date>2014-03-18T17:30:24.015154224</meta:creation-date>
    <dc:date>2014-03-18T17:46:20.784956395</dc:date>
    <dc:creator>Alexander Panchenko</dc:creator>
    <meta:editing-duration>PT16S</meta:editing-duration>
    <meta:editing-cycles>1</meta:editing-cycles>
    <meta:document-statistic meta:table-count="3" meta:cell-count="1272" meta:object-count="0"/>
    <meta:generator>LibreOffice/4.1.3.2$Linux_X86_64 LibreOffice_project/410m0$Build-2</meta:generator>
  </office:meta>
</office:document-meta>
</file>